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style:font-name="monospace"/>
    </style:style>
    <style:style style:name="T1" style:family="text">
      <style:text-properties fo:color="#54ff54" loext:opacity="100%" fo:font-weight="bold" fo:background-color="#ffffff" loext:char-shading-value="0"/>
    </style:style>
    <style:style style:name="T2" style:family="text">
      <style:text-properties fo:color="#000000" loext:opacity="100%" fo:background-color="#ffffff" loext:char-shading-value="0"/>
    </style:style>
    <style:style style:name="T3" style:family="text">
      <style:text-properties fo:color="#5454ff" loext:opacity="100%" fo:font-weight="bold" fo:background-color="#ffffff" loext:char-shading-value="0"/>
    </style:style>
    <style:style style:name="T4" style:family="text">
      <style:text-properties fo:color="#18b218" loext:opacity="100%" fo:background-color="#ffffff" loext:char-shading-value="0"/>
    </style:style>
    <style:style style:name="T5" style:family="text">
      <style:text-properties fo:color="#b2b2b2" loext:opacity="100%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vagrant@client</text:span><text:span text:style-name="T2">:</text:span><text:span text:style-name="T3">~/.chef</text:span><text:span text:style-name="T2">$ sudo chef-client -c config.rb           </text:span><text:line-break/>Chef Infra Client, version 18.0.185 <text:line-break/>Patents: https://www.chef.io/patents <text:line-break/>Infra Phase starting <text:line-break/>[2023-05-01T21:55:12+00:00] INFO: *** Chef Infra Client 18.0.185 *** <text:line-break/>[2023-05-01T21:55:12+00:00] INFO: Platform: x86_64-linux <text:line-break/>[2023-05-01T21:55:12+00:00] INFO: Chef-client pid: 42030 <text:line-break/>[2023-05-01T21:55:14+00:00] INFO: Run List is [role[mysql]] <text:line-break/>[2023-05-01T21:55:14+00:00] INFO: Run List expands to [mysql::default] <text:line-break/>[2023-05-01T21:55:14+00:00] INFO: Starting Chef Infra Client Run for klima <text:line-break/>[2023-05-01T21:55:14+00:00] INFO: Running start handlers <text:line-break/>[2023-05-01T21:55:14+00:00] INFO: Start handlers complete. <text:line-break/>Resolving cookbooks for run list: ["mysql::default"] <text:line-break/>[2023-05-01T21:55:14+00:00] INFO: Loading cookbooks [apparmor@4.1.6, line@4.5.11, mysql@11.0.13] <text:line-break/>Synchronizing cookbooks: <text:line-break/> - apparmor (4.1.6) <text:line-break/> - mysql (11.0.13) <text:line-break/> - line (4.5.11) <text:line-break/>Installing cookbook gem dependencies: <text:line-break/>Compiling cookbooks... <text:line-break/>Loading Chef InSpec profile files: <text:line-break/>Loading Chef InSpec input files: <text:line-break/>Loading Chef InSpec waiver files: <text:line-break/>Converging 1 resources <text:line-break/>Recipe: mysql::default <text:line-break/> * mysql_service[foo] action create[2023-05-01T21:55:14+00:00] INFO: Processing mysql_service[foo] action create (mysql::default line 1) <text:line-break/><text:line-break/>   * mysql_server_installation_package[foo] action install[2023-05-01T21:55:14+00:00] INFO: Processing mysql_server_installation_package[foo] action install (mysql::default line 37) <text:line-break/><text:line-break/>     * apt_package[mysql-server-8.0] action install[2023-05-01T21:55:14+00:00] INFO: Processing apt_package[mysql-server-8.0] action install (mysql::default line 18) <text:line-break/>[2023-05-01T21:55:50+00:00] INFO: apt_package[mysql-server-8.0] installed mysql-server-8.0 at 8.0.32-0ubuntu0.20.04.2 <text:line-break/><text:line-break/><text:soft-page-break/>       <text:span text:style-name="T4">- install version 8.0.32-0ubuntu0.20.04.2 of package mysql-server-8.0</text:span><text:span text:style-name="T2"> </text:span><text:line-break/>     * apt_package[perl-Sys-Hostname-Long] action nothing[2023-05-01T21:55:50+00:00] INFO: Processing apt_package[perl-Sys-Hostname-Long] action nothing (mysql::default line 26) <text:line-break/>(skipped due to action :nothing) <text:line-break/>     * execute[Initial DB setup script] action nothing[2023-05-01T21:55:50+00:00] INFO: Processing execute[Initial DB setup script] action nothing (mysql::default line 30) <text:line-break/>(skipped due to action :nothing) <text:line-break/>    <text:line-break/>   * mysql_service_manager_systemd[foo] action create[2023-05-01T21:55:50+00:00] INFO: Processing mysql_service_manager_systemd[foo] action create (mysql::default line 51) <text:line-break/><text:line-break/>     * group[mysql] action create[2023-05-01T21:55:50+00:00] INFO: Processing group[mysql] action create (mysql::default line 24) <text:line-break/>(up to date) <text:line-break/>     * linux_user[mysql] action create[2023-05-01T21:55:50+00:00] INFO: Processing linux_user[mysql] action create (mysql::default line 28) <text:line-break/>(up to date) <text:line-break/>     * service[mysql] action stop[2023-05-01T21:55:50+00:00] INFO: Processing service[mysql] action stop (mysql::default line 125) <text:line-break/>[2023-05-01T21:55:51+00:00] INFO: service[mysql] stopped <text:line-break/><text:line-break/>       <text:span text:style-name="T4">- stop service service[mysql]</text:span><text:span text:style-name="T2"> </text:span><text:line-break/>     * service[mysql] action disable[2023-05-01T21:55:51+00:00] INFO: Processing service[mysql] action disable (mysql::default line 125) <text:line-break/>[2023-05-01T21:55:52+00:00] INFO: service[mysql] disabled <text:line-break/><text:line-break/>       <text:span text:style-name="T4">- disable service service[mysql]</text:span><text:span text:style-name="T2"> </text:span><text:line-break/>     * file[/etc/mysql/my.cnf] action delete[2023-05-01T21:55:52+00:00] INFO: Processing file[/etc/mysql/my.cnf] action delete (mysql::default line 42) <text:line-break/>(skipped due to not_if) <text:line-break/>     * file[/etc/my.cnf] action delete[2023-05-01T21:55:52+00:00] INFO: Processing file[/etc/my.cnf] action delete (mysql::default line 47) <text:line-break/>(up to date) <text:line-break/>     * link[/usr/share/my-default.cnf] action create[2023-05-01T21:55:52+00:00] INFO: Processing link[/usr/share/my-<text:soft-page-break/>default.cnf] action create (mysql::default line 52) <text:line-break/>[2023-05-01T21:55:52+00:00] INFO: link[/usr/share/my-default.cnf] created <text:line-break/><text:line-break/>       <text:span text:style-name="T4">- create symlink at /usr/share/my-default.cnf to /etc/mysql-foo/my.cnf</text:span><text:span text:style-name="T2"> </text:span><text:line-break/>     * directory[/etc/mysql-foo] action create[2023-05-01T21:55:52+00:00] INFO: Processing directory[/etc/mysql-foo] action create (mysql::default line 60) <text:line-break/>[2023-05-01T21:55:52+00:00] INFO: directory[/etc/mysql-foo] created directory /etc/mysql-foo <text:line-break/><text:line-break/>       <text:span text:style-name="T4">- create new directory /etc/mysql-foo</text:span><text:span text:style-name="T2">[2023-05-01T21:55:52+00:00] INFO: directory[/etc/mysql-foo] owner changed to 113 </text:span><text:line-break/>[2023-05-01T21:55:52+00:00] INFO: directory[/etc/mysql-foo] group changed to 121 <text:line-break/>[2023-05-01T21:55:52+00:00] INFO: directory[/etc/mysql-foo] mode changed to 750 <text:line-break/><text:line-break/>       <text:span text:style-name="T4">- change mode from '' to '0750'</text:span><text:span text:style-name="T2"> </text:span><text:line-break/>       <text:span text:style-name="T4">- change owner from '' to 'mysql'</text:span><text:span text:style-name="T2"> </text:span><text:line-break/>       <text:span text:style-name="T4">- change group from '' to 'mysql'</text:span><text:span text:style-name="T2"> </text:span><text:line-break/>     * directory[/etc/mysql-foo/conf.d] action create[2023-05-01T21:55:52+00:00] INFO: Processing directory[/etc/mysql-foo/conf.d] action create (mysql::default line 60) <text:line-break/>[2023-05-01T21:55:52+00:00] INFO: directory[/etc/mysql-foo/conf.d] created directory /etc/mysql-foo/conf.d <text:line-break/><text:line-break/>       <text:span text:style-name="T4">- create new directory /etc/mysql-foo/conf.d</text:span><text:span text:style-name="T2">[2023-05-01T21:55:52+00:00] INFO: directory[/etc/mysql-foo/conf.d] owner changed to 113 </text:span><text:line-break/>[2023-05-01T21:55:52+00:00] INFO: directory[/etc/mysql-foo/conf.d] group changed to 121 <text:line-break/>[2023-05-01T21:55:52+00:00] INFO: directory[/etc/mysql-foo/conf.d] mode changed to 750 <text:line-break/><text:line-break/>       <text:span text:style-name="T4">- change mode from '' to '0750'</text:span><text:span text:style-name="T2"> </text:span><text:line-break/>       <text:span text:style-name="T4">- change owner from '' to 'mysql'</text:span><text:span text:style-name="T2"> </text:span><text:line-break/>       <text:span text:style-name="T4">- change group from '' to 'mysql'</text:span><text:span text:style-name="T2"> </text:span><text:line-break/>     * directory[/var/log/mysql-foo] action create[2023-05-01T21:55:52+00:00] INFO: Processing directory[/var/log/mysql-foo] action create (mysql::default line 60) <text:line-break/><text:soft-page-break/>[2023-05-01T21:55:52+00:00] INFO: directory[/var/log/mysql-foo] created directory /var/log/mysql-foo <text:line-break/><text:line-break/>       <text:span text:style-name="T4">- create new directory /var/log/mysql-foo</text:span><text:span text:style-name="T2">[2023-05-01T21:55:52+00:00] INFO: directory[/var/log/mysql-foo] owner changed to 113 </text:span><text:line-break/>[2023-05-01T21:55:52+00:00] INFO: directory[/var/log/mysql-foo] group changed to 121 <text:line-break/>[2023-05-01T21:55:52+00:00] INFO: directory[/var/log/mysql-foo] mode changed to 750 <text:line-break/><text:line-break/>       <text:span text:style-name="T4">- change mode from '' to '0750'</text:span><text:span text:style-name="T2"> </text:span><text:line-break/>       <text:span text:style-name="T4">- change owner from '' to 'mysql'</text:span><text:span text:style-name="T2"> </text:span><text:line-break/>       <text:span text:style-name="T4">- change group from '' to 'mysql'</text:span><text:span text:style-name="T2"> </text:span><text:line-break/>     * directory[/var/lib/mysql-foo] action create[2023-05-01T21:55:52+00:00] INFO: Processing directory[/var/lib/mysql-foo] action create (mysql::default line 60) <text:line-break/>[2023-05-01T21:55:52+00:00] INFO: directory[/var/lib/mysql-foo] created directory /var/lib/mysql-foo <text:line-break/><text:line-break/>       <text:span text:style-name="T4">- create new directory /var/lib/mysql-foo</text:span><text:span text:style-name="T2">[2023-05-01T21:55:52+00:00] INFO: directory[/var/lib/mysql-foo] owner changed to 113 </text:span><text:line-break/>[2023-05-01T21:55:52+00:00] INFO: directory[/var/lib/mysql-foo] group changed to 121 <text:line-break/>[2023-05-01T21:55:52+00:00] INFO: directory[/var/lib/mysql-foo] mode changed to 750 <text:line-break/><text:line-break/>       <text:span text:style-name="T4">- change mode from '' to '0750'</text:span><text:span text:style-name="T2"> </text:span><text:line-break/>       <text:span text:style-name="T4">- change owner from '' to 'mysql'</text:span><text:span text:style-name="T2"> </text:span><text:line-break/>       <text:span text:style-name="T4">- change group from '' to 'mysql'</text:span><text:span text:style-name="T2"> </text:span><text:line-break/>     * directory[/run/mysql-foo] action create[2023-05-01T21:55:52+00:00] INFO: Processing directory[/run/mysql-foo] action create (mysql::default line 69) <text:line-break/>[2023-05-01T21:55:52+00:00] INFO: directory[/run/mysql-foo] created directory /run/mysql-foo <text:line-break/><text:line-break/>       <text:span text:style-name="T4">- create new directory /run/mysql-foo</text:span><text:span text:style-name="T2">[2023-05-01T21:55:52+00:00] INFO: directory[/run/mysql-foo] owner changed to 113 </text:span><text:line-break/>[2023-05-01T21:55:52+00:00] INFO: directory[/run/mysql-foo] group changed to 121 <text:line-break/>[2023-05-01T21:55:52+00:00] INFO: directory[/run/mysql-foo] mode changed to 755 <text:line-break/><text:soft-page-break/><text:line-break/>       <text:span text:style-name="T4">- change mode from '' to '0755'</text:span><text:span text:style-name="T2"> </text:span><text:line-break/>       <text:span text:style-name="T4">- change owner from '' to 'mysql'</text:span><text:span text:style-name="T2"> </text:span><text:line-break/>       <text:span text:style-name="T4">- change group from '' to 'mysql'</text:span><text:span text:style-name="T2"> </text:span><text:line-break/>     * template[/etc/mysql-foo/my.cnf] action create[2023-05-01T21:55:52+00:00] INFO: Processing template[/etc/mysql-foo/my.cnf] action create (mysql::default line 78) <text:line-break/>[2023-05-01T21:55:52+00:00] INFO: template[/etc/mysql-foo/my.cnf] created file /etc/mysql-foo/my.cnf <text:line-break/><text:line-break/>       <text:span text:style-name="T4">- create new file /etc/mysql-foo/my.cnf</text:span><text:span text:style-name="T2">[2023-05-01T21:55:52+00:00] INFO: template[/etc/mysql-foo/my.cnf] updated file contents /etc/mysql-foo/my.cnf </text:span><text:line-break/><text:line-break/>       <text:span text:style-name="T4">- update content in file /etc/mysql-foo/my.cnf from none to 914018</text:span><text:span text:style-name="T2"> </text:span><text:line-break/>       <text:span text:style-name="T5">--- /etc/mysql-foo/my.cnf</text:span><text:span text:style-name="T2">       </text:span><text:span text:style-name="T5">2023-05-01 21:55:52.315044794 +0000</text:span><text:span text:style-name="T2"> </text:span><text:line-break/>       <text:span text:style-name="T5">+++ /etc/mysql-foo/.chef-my20230501-42030-wye75y.cnf</text:span><text:span text:style-name="T2">    </text:span><text:span text:style-name="T5">2023-05-01 21:55:52.315044794 +0000</text:span><text:span text:style-name="T2"> </text:span><text:line-break/>       <text:span text:style-name="T5">@@ -1,21 +1,42 @@</text:span><text:span text:style-name="T2"> </text:span><text:line-break/>       <text:span text:style-name="T5">+# Chef generated my.cnf for instance mysql-foo</text:span><text:span text:style-name="T2"> </text:span><text:line-break/>       <text:span text:style-name="T5">+</text:span><text:span text:style-name="T2"> </text:span><text:line-break/>       <text:span text:style-name="T5">+[client]</text:span><text:span text:style-name="T2"> </text:span><text:line-break/>       <text:span text:style-name="T5">+default-character-set          = utf8</text:span><text:span text:style-name="T2"> </text:span><text:line-break/>       <text:span text:style-name="T5">+port                           = 3306</text:span><text:span text:style-name="T2"> </text:span><text:line-break/>       <text:span text:style-name="T5">+socket                         = /run/mysql-foo/mysqld.sock</text:span><text:span text:style-name="T2"> </text:span><text:line-break/>       <text:span text:style-name="T5">+</text:span><text:span text:style-name="T2"> </text:span><text:line-break/>       <text:span text:style-name="T5">+[mysql]</text:span><text:span text:style-name="T2"> </text:span><text:line-break/>       <text:span text:style-name="T5">+default-character-set          = utf8</text:span><text:span text:style-name="T2"> </text:span><text:line-break/>       <text:span text:style-name="T5">+</text:span><text:span text:style-name="T2"> </text:span><text:line-break/>       <text:span text:style-name="T5">+[mysqld]</text:span><text:span text:style-name="T2"> </text:span><text:line-break/>       <text:span text:style-name="T5">+user                           = mysql</text:span><text:span text:style-name="T2"> </text:span><text:line-break/>       <text:span text:style-name="T5">+pid-file                       = /run/mysql-foo/mysqld.pid</text:span><text:span text:style-name="T2"> </text:span><text:line-break/>       <text:span text:style-name="T5">+socket                         = /run/mysql-foo/mysqld.sock</text:span><text:span text:style-name="T2"> </text:span><text:line-break/>       <text:span text:style-name="T5">+port                           = 3306</text:span><text:span text:style-name="T2"> </text:span><text:line-break/>       <text:span text:style-name="T5">+datadir                        = /var/lib/mysql-foo</text:span><text:span text:style-name="T2"> </text:span><text:line-break/>       <text:span text:style-name="T5">+log-error                      = /var/log/mysql-foo/error.log</text:span><text:span text:style-name="T2"> </text:span><text:line-break/>       <text:span text:style-name="T5">+!includedir /etc/mysql-foo/conf.d</text:span><text:span text:style-name="T2"> </text:span><text:line-break/><text:soft-page-break/>       <text:span text:style-name="T5">+</text:span><text:span text:style-name="T2"> </text:span><text:line-break/>       <text:span text:style-name="T5">+[mysqld_safe]</text:span><text:span text:style-name="T2"> </text:span><text:line-break/>       <text:span text:style-name="T5">+socket                         = /run/mysql-foo/mysqld.sock</text:span><text:span text:style-name="T2">[2023-05-01T21:55:52+00:00] INFO: template[/etc/mysql-foo/my.cnf] owner changed to 113 </text:span><text:line-break/>[2023-05-01T21:55:52+00:00] INFO: template[/etc/mysql-foo/my.cnf] group changed to 121 <text:line-break/>[2023-05-01T21:55:52+00:00] INFO: template[/etc/mysql-foo/my.cnf] mode changed to 600 <text:line-break/><text:line-break/>       <text:span text:style-name="T4">- change mode from '' to '0600'</text:span><text:span text:style-name="T2"> </text:span><text:line-break/>       <text:span text:style-name="T4">- change owner from '' to 'mysql'</text:span><text:span text:style-name="T2"> </text:span><text:line-break/>       <text:span text:style-name="T4">- change group from '' to 'mysql'</text:span><text:span text:style-name="T2"> </text:span><text:line-break/>     * apt_package[apparmor] action install[2023-05-01T21:55:52+00:00] INFO: Processing apt_package[apparmor] action install (mysql::default line 129) <text:line-break/>(up to date) <text:line-break/>     * directory[/etc/apparmor.d/local/mysql] action create[2023-05-01T21:55:52+00:00] INFO: Processing directory[/etc/apparmor.d/local/mysql] action create (mysql::default line 133) <text:line-break/>[2023-05-01T21:55:52+00:00] INFO: directory[/etc/apparmor.d/local/mysql] created directory /etc/apparmor.d/local/mysql <text:line-break/><text:line-break/>       <text:span text:style-name="T4">- create new directory /etc/apparmor.d/local/mysql</text:span><text:span text:style-name="T2">[2023-05-01T21:55:52+00:00] INFO: directory[/etc/apparmor.d/local/mysql] owner changed to 0 </text:span><text:line-break/>[2023-05-01T21:55:52+00:00] INFO: directory[/etc/apparmor.d/local/mysql] group changed to 0 <text:line-break/>[2023-05-01T21:55:52+00:00] INFO: directory[/etc/apparmor.d/local/mysql] mode changed to 755 <text:line-break/><text:line-break/>       <text:span text:style-name="T4">- change mode from '' to '0755'</text:span><text:span text:style-name="T2"> </text:span><text:line-break/>       <text:span text:style-name="T4">- change owner from '' to 'root'</text:span><text:span text:style-name="T2"> </text:span><text:line-break/>       <text:span text:style-name="T4">- change group from '' to 'root'</text:span><text:span text:style-name="T2"> </text:span><text:line-break/>     * template[/etc/apparmor.d/local/usr.sbin.mysqld] action create[2023-05-01T21:55:52+00:00] INFO: Processing template[/etc/apparmor.d/local/usr.sbin.mysqld] action create (mysql::default line 141) <text:line-break/>[2023-05-01T21:55:52+00:00] INFO: template[/etc/apparmor.d/local/usr.sbin.mysqld] backed up to /var/chef/backup/etc/apparmor.d/local/usr.sbin.mysqld.chef-20230501215552.381808 <text:line-break/><text:soft-page-break/>[2023-05-01T21:55:52+00:00] INFO: template[/etc/apparmor.d/local/usr.sbin.mysqld] updated file contents /etc/apparmor.d/local/usr.sbin.mysqld <text:line-break/><text:line-break/>       <text:span text:style-name="T4">- update content in file /etc/apparmor.d/local/usr.sbin.mysqld from e3b0c4 to 06cb51</text:span><text:span text:style-name="T2"> </text:span><text:line-break/>       <text:span text:style-name="T5">--- /etc/apparmor.d/local/usr.sbin.mysqld</text:span><text:span text:style-name="T2">       </text:span><text:span text:style-name="T5">2023-05-01 21:55:32.171045174 +0000</text:span><text:span text:style-name="T2"> </text:span><text:line-break/>       <text:span text:style-name="T5">+++ /etc/apparmor.d/local/.chef-usr20230501-42030-28i9p1.sbin.mysqld</text:span><text:span text:style-name="T2">    </text:span><text:span text:style-name="T5">2023-05-01 21:55:52.375044793 +0000</text:span><text:span text:style-name="T2"> </text:span><text:line-break/>       <text:span text:style-name="T5">@@ -1 +1,2 @@</text:span><text:span text:style-name="T2"> </text:span><text:line-break/>       <text:span text:style-name="T5">+#include &lt;local/mysql&gt;</text:span><text:span text:style-name="T2"> </text:span><text:line-break/>     * template[/etc/apparmor.d/usr.sbin.mysqld] action create[2023-05-01T21:55:52+00:00] INFO: Processing template[/etc/apparmor.d/usr.sbin.mysqld] action create (mysql::default line 151) <text:line-break/>[2023-05-01T21:55:52+00:00] INFO: template[/etc/apparmor.d/usr.sbin.mysqld] backed up to /var/chef/backup/etc/apparmor.d/usr.sbin.mysqld.chef-20230501215552.387472 <text:line-break/>[2023-05-01T21:55:52+00:00] INFO: template[/etc/apparmor.d/usr.sbin.mysqld] updated file contents /etc/apparmor.d/usr.sbin.mysqld <text:line-break/><text:line-break/>       <text:span text:style-name="T4">- update content in file /etc/apparmor.d/usr.sbin.mysqld from 0c242a to 44a8a7</text:span><text:span text:style-name="T2"> </text:span><text:line-break/>       <text:span text:style-name="T5">--- /etc/apparmor.d/usr.sbin.mysqld</text:span><text:span text:style-name="T2">     </text:span><text:span text:style-name="T5">2023-01-28 14:44:32.000000000 +0000</text:span><text:span text:style-name="T2"> </text:span><text:line-break/>       <text:span text:style-name="T5">+++ /etc/apparmor.d/.chef-usr20230501-42030-tp8hlz.sbin.mysqld</text:span><text:span text:style-name="T2">  </text:span><text:span text:style-name="T5">2023-05-01 21:55:52.379044793 +0000</text:span><text:span text:style-name="T2"> </text:span><text:line-break/>       <text:span text:style-name="T5">@@ -10,13 +10,9 @@</text:span><text:span text:style-name="T2"> </text:span><text:line-break/>       <text:span text:style-name="T5">   #include &lt;abstractions/winbind&gt;</text:span><text:span text:style-name="T2"> </text:span><text:line-break/>       <text:span text:style-name="T5"> </text:span><text:span text:style-name="T2"> </text:span><text:line-break/>       <text:span text:style-name="T5"> # Allow system resource access</text:span><text:span text:style-name="T2"> </text:span><text:line-break/>       <text:span text:style-name="T5">-  /proc/*/status r,</text:span><text:span text:style-name="T2"> </text:span><text:line-break/>       <text:span text:style-name="T5">   /sys/devices/system/cpu/ r,</text:span><text:span text:style-name="T2"> </text:span><text:line-break/>       <text:span text:style-name="T5">-  /sys/devices/system/node/ r,</text:span><text:span text:style-name="T2"> </text:span><text:line-break/>       <text:span text:style-name="T5">-  /sys/devices/system/node/** r,</text:span><text:span text:style-name="T2"> </text:span><text:line-break/>       <text:span text:style-name="T5">   capability sys_resource,</text:span><text:span text:style-name="T2"> </text:span><text:line-break/>       <text:span text:style-name="T5">   capability dac_override,</text:span><text:span text:style-name="T2"> </text:span><text:line-break/>       <text:span text:style-name="T5">-  capability dac_read_search,</text:span><text:span text:style-name="T2"> </text:span><text:line-break/>       <text:span text:style-name="T5">   capability setuid,</text:span><text:span text:style-name="T2"> </text:span><text:line-break/>       <text:span text:style-name="T5">   capability setgid,</text:span><text:span text:style-name="T2"> </text:span><text:line-break/>       <text:span text:style-name="T5"> </text:span><text:span text:style-name="T2"> </text:span><text:line-break/><text:soft-page-break/>       <text:span text:style-name="T5">@@ -33,17 +29,10 @@</text:span><text:span text:style-name="T2"> </text:span><text:line-break/>       <text:span text:style-name="T5">   /var/run/mysqld/mysqld.pid rw,</text:span><text:span text:style-name="T2"> </text:span><text:line-break/>       <text:span text:style-name="T5">   /var/run/mysqld/mysqld.sock rw,</text:span><text:span text:style-name="T2"> </text:span><text:line-break/>       <text:span text:style-name="T5">   /var/run/mysqld/mysqld.sock.lock rw,</text:span><text:span text:style-name="T2"> </text:span><text:line-break/>       <text:span text:style-name="T5">-  /var/run/mysqld/mysqlx.sock rw,</text:span><text:span text:style-name="T2"> </text:span><text:line-break/>       <text:span text:style-name="T5">-  /var/run/mysqld/mysqlx.sock.lock rw,</text:span><text:span text:style-name="T2"> </text:span><text:line-break/>       <text:span text:style-name="T5">   /run/mysqld/mysqld.pid rw,</text:span><text:span text:style-name="T2"> </text:span><text:line-break/>       <text:span text:style-name="T5">   /run/mysqld/mysqld.sock rw,</text:span><text:span text:style-name="T2"> </text:span><text:line-break/>       <text:span text:style-name="T5">   /run/mysqld/mysqld.sock.lock rw,</text:span><text:span text:style-name="T2"> </text:span><text:line-break/>       <text:span text:style-name="T5">-  /run/mysqld/mysqlx.sock rw,</text:span><text:span text:style-name="T2"> </text:span><text:line-break/>       <text:span text:style-name="T5">-  /run/mysqld/mysqlx.sock.lock rw,</text:span><text:span text:style-name="T2"> </text:span><text:line-break/>       <text:span text:style-name="T5"> </text:span><text:span text:style-name="T2"> </text:span><text:line-break/>       <text:span text:style-name="T5">-# Allow systemd notify messages</text:span><text:span text:style-name="T2"> </text:span><text:line-break/>       <text:span text:style-name="T5">-  /{,var/}run/systemd/notify w,</text:span><text:span text:style-name="T2"> </text:span><text:line-break/>       <text:span text:style-name="T5">-</text:span><text:span text:style-name="T2"> </text:span><text:line-break/>       <text:span text:style-name="T5"> # Allow execution of server binary</text:span><text:span text:style-name="T2"> </text:span><text:line-break/>       <text:span text:style-name="T5">   /usr/sbin/mysqld mr,</text:span><text:span text:style-name="T2"> </text:span><text:line-break/>       <text:span text:style-name="T5">   /usr/sbin/mysqld-debug mr,</text:span><text:span text:style-name="T2"> </text:span><text:line-break/>       <text:span text:style-name="T5">@@ -74,11 +63,6 @@</text:span><text:span text:style-name="T2"> </text:span><text:line-break/>       <text:span text:style-name="T5">   /var/log/mysql/ r,</text:span><text:span text:style-name="T2"> </text:span><text:line-break/>       <text:span text:style-name="T5">   /var/log/mysql/** rw,</text:span><text:span text:style-name="T2"> </text:span><text:line-break/>       <text:span text:style-name="T5"> </text:span><text:span text:style-name="T2"> </text:span><text:line-break/>       <text:span text:style-name="T5">-# Allow read access to mecab files</text:span><text:span text:style-name="T2"> </text:span><text:line-break/>       <text:span text:style-name="T5">-  /var/lib/mecab/dic/ipadic-utf8/** r,</text:span><text:span text:style-name="T2"> </text:span><text:line-break/>       <text:span text:style-name="T5">-</text:span><text:span text:style-name="T2"> </text:span><text:line-break/>       <text:span text:style-name="T5">-# Allow read access to OpenSSL config</text:span><text:span text:style-name="T2"> </text:span><text:line-break/>       <text:span text:style-name="T5">-  /etc/ssl/openssl.cnf r,</text:span><text:span text:style-name="T2"> </text:span><text:line-break/>       <text:span text:style-name="T5">   # Site-specific additions and overrides. See local/README for details.</text:span><text:span text:style-name="T2"> </text:span><text:line-break/>       <text:span text:style-name="T5">   #include &lt;local/usr.sbin.mysqld&gt;</text:span><text:span text:style-name="T2"> </text:span><text:line-break/>       <text:span text:style-name="T5"> }</text:span><text:span text:style-name="T2"> </text:span><text:line-break/>     * template[/etc/apparmor.d/local/mysql/foo] action create[2023-05-01T21:55:52+00:00] INFO: Processing template[/etc/apparmor.d/local/mysql/foo] action create (mysql::default line 161) <text:line-break/>[2023-05-01T21:55:52+00:00] INFO: template[/etc/apparmor.d/local/mysql/foo] created file /etc/apparmor.d/local/mysql/foo <text:line-break/><text:line-break/>       <text:span text:style-name="T4">- create new file /etc/apparmor.d/local/mysql/foo</text:span><text:span text:style-name="T2">[2023-05-01T21:55:52+00:00] INFO: template[/etc/apparmor.d/local/mysql/foo] updated file contents /etc/apparmor.d/local/mysql/foo </text:span><text:line-break/><text:line-break/>       <text:span text:style-name="T4">- update content in file /etc/apparmor.d/local/mysql/foo </text:span><text:soft-page-break/><text:span text:style-name="T4">from none to 71c641</text:span><text:span text:style-name="T2"> </text:span><text:line-break/>       <text:span text:style-name="T5">--- /etc/apparmor.d/local/mysql/foo</text:span><text:span text:style-name="T2">     </text:span><text:span text:style-name="T5">2023-05-01 21:55:52.387044793 +0000</text:span><text:span text:style-name="T2"> </text:span><text:line-break/>       <text:span text:style-name="T5">+++ /etc/apparmor.d/local/mysql/.chef-foo20230501-42030-x8s1a7</text:span><text:span text:style-name="T2">  </text:span><text:span text:style-name="T5">2023-05-01 21:55:52.387044793 +0000</text:span><text:span text:style-name="T2"> </text:span><text:line-break/>       <text:span text:style-name="T5">@@ -1,15 +1,30 @@</text:span><text:span text:style-name="T2"> </text:span><text:line-break/>       <text:span text:style-name="T5">+/etc/mysql-foo/*.pem r,</text:span><text:span text:style-name="T2"> </text:span><text:line-break/>       <text:span text:style-name="T5">+/etc/mysql-foo/conf.d/ r,</text:span><text:span text:style-name="T2"> </text:span><text:line-break/>       <text:span text:style-name="T5">+/etc/mysql-foo/conf.d/* r,</text:span><text:span text:style-name="T2"> </text:span><text:line-break/>       <text:span text:style-name="T5">+/etc/mysql-foo/my.cnf r,</text:span><text:span text:style-name="T2"> </text:span><text:line-break/>       <text:span text:style-name="T5">+/var/log/mysql-foo/ r,</text:span><text:span text:style-name="T2"> </text:span><text:line-break/>       <text:span text:style-name="T5">+/var/log/mysql-foo/* rw,</text:span><text:span text:style-name="T2"> </text:span><text:line-break/>       <text:span text:style-name="T5">+/var/lib/mysql-foo/ r,</text:span><text:span text:style-name="T2"> </text:span><text:line-break/>       <text:span text:style-name="T5">+/var/lib/mysql-foo/** rwk,</text:span><text:span text:style-name="T2"> </text:span><text:line-break/>       <text:span text:style-name="T5">+/run/mysql-foo/** rw,</text:span><text:span text:style-name="T2"> </text:span><text:line-break/>       <text:span text:style-name="T5">+/run/mysql-foo/mysqld.pid rw,</text:span><text:span text:style-name="T2"> </text:span><text:line-break/>       <text:span text:style-name="T5">+/run/mysql-foo/mysqld.sock rw,</text:span><text:span text:style-name="T2"> </text:span><text:line-break/>       <text:span text:style-name="T5">+/tmp/mysql-foo/ r,</text:span><text:span text:style-name="T2"> </text:span><text:line-break/>       <text:span text:style-name="T5">+/tmp/mysql-foo/my.sql r,</text:span><text:span text:style-name="T2"> </text:span><text:line-break/>       <text:span text:style-name="T5">+/ rw,</text:span><text:span text:style-name="T2"> </text:span><text:line-break/>       <text:span text:style-name="T5">+/* rw,</text:span><text:span text:style-name="T2">[2023-05-01T21:55:52+00:00] INFO: template[/etc/apparmor.d/local/mysql/foo] owner changed to 0 </text:span><text:line-break/>[2023-05-01T21:55:52+00:00] INFO: template[/etc/apparmor.d/local/mysql/foo] group changed to 0 <text:line-break/>[2023-05-01T21:55:52+00:00] INFO: template[/etc/apparmor.d/local/mysql/foo] mode changed to 644 <text:line-break/><text:line-break/>       <text:span text:style-name="T4">- change mode from '' to '0644'</text:span><text:span text:style-name="T2"> </text:span><text:line-break/>       <text:span text:style-name="T4">- change owner from '' to 'root'</text:span><text:span text:style-name="T2"> </text:span><text:line-break/>       <text:span text:style-name="T4">- change group from '' to 'root'</text:span><text:span text:style-name="T2"> </text:span><text:line-break/>     * service[foo apparmor] action nothing[2023-05-01T21:55:52+00:00] INFO: Processing service[foo apparmor] action nothing (mysql::default line 175) <text:line-break/>(skipped due to action :nothing) <text:line-break/>[2023-05-01T21:55:52+00:00] INFO: service[foo apparmor] sent restart action to service[foo apparmor] (immediate at declaration time) <text:line-break/>     * service[foo apparmor] action restart[2023-05-01T21:55:52+00:00] INFO: Processing service[foo apparmor] action restart (mysql::default line 175) <text:line-break/>[2023-05-01T21:55:52+00:00] INFO: service[foo apparmor] restarted <text:line-break/><text:line-break/>       <text:span text:style-name="T4">- restart service service[foo apparmor]</text:span><text:span text:style-name="T2"> </text:span><text:line-break/>[2023-05-01T21:55:52+00:00] INFO: service[foo apparmor] sent <text:soft-page-break/>restart action to service[foo apparmor] (immediate at declaration time) <text:line-break/>     * service[foo apparmor] action restart[2023-05-01T21:55:52+00:00] INFO: Processing service[foo apparmor] action restart (mysql::default line 175) <text:line-break/>[2023-05-01T21:55:52+00:00] INFO: service[foo apparmor] restarted <text:line-break/><text:line-break/>       <text:span text:style-name="T4">- restart service service[foo apparmor]</text:span><text:span text:style-name="T2"> </text:span><text:line-break/>[2023-05-01T21:55:52+00:00] INFO: service[foo apparmor] sent restart action to service[foo apparmor] (immediate at declaration time) <text:line-break/>     * service[foo apparmor] action restart[2023-05-01T21:55:52+00:00] INFO: Processing service[foo apparmor] action restart (mysql::default line 175) <text:line-break/>[2023-05-01T21:55:52+00:00] INFO: service[foo apparmor] restarted <text:line-break/><text:line-break/>       <text:span text:style-name="T4">- restart service service[foo apparmor]</text:span><text:span text:style-name="T2"> </text:span><text:line-break/>     * bash[foo initial records] action run[2023-05-01T21:55:52+00:00] INFO: Processing bash[foo initial records] action run (mysql::default line 91) <text:line-break/>[2023-05-01T21:55:58+00:00] INFO: bash[foo initial records] ran successfully <text:line-break/><text:line-break/>       <text:span text:style-name="T4">- execute "bash" </text:span><text:span text:style-name="T2"> </text:span><text:line-break/>    <text:line-break/>  <text:line-break/> * mysql_service[foo] action start[2023-05-01T21:55:58+00:00] INFO: Processing mysql_service[foo] action start (mysql::default line 1) <text:line-break/><text:line-break/>   * mysql_service_manager_systemd[foo] action start[2023-05-01T21:55:58+00:00] INFO: Processing mysql_service_manager_systemd[foo] action start (mysql::default line 51) <text:line-break/><text:line-break/>     * directory[/usr/libexec] action create[2023-05-01T21:55:58+00:00] INFO: Processing directory[/usr/libexec] action create (mysql::default line 21) <text:line-break/>(up to date) <text:line-break/>     * template[/usr/libexec/mysql-foo-wait-ready] action create[2023-05-01T21:55:58+00:00] INFO: Processing template[/usr/libexec/mysql-foo-wait-ready] action create (mysql::default line 30) <text:line-break/>[2023-05-01T21:55:58+00:00] INFO: template[/usr/libexec/mysql-foo-<text:soft-page-break/>wait-ready] created file /usr/libexec/mysql-foo-wait-ready <text:line-break/><text:line-break/>       <text:span text:style-name="T4">- create new file /usr/libexec/mysql-foo-wait-ready</text:span><text:span text:style-name="T2">[2023-05-01T21:55:58+00:00] INFO: template[/usr/libexec/mysql-foo-wait-ready] updated file contents /usr/libexec/mysql-foo-wait-ready </text:span><text:line-break/><text:line-break/>       <text:span text:style-name="T4">- update content in file /usr/libexec/mysql-foo-wait-ready from none to e57f2d</text:span><text:span text:style-name="T2"> </text:span><text:line-break/>       <text:span text:style-name="T5">--- /usr/libexec/mysql-foo-wait-ready</text:span><text:span text:style-name="T2">   </text:span><text:span text:style-name="T5">2023-05-01 21:55:58.907044670 +0000</text:span><text:span text:style-name="T2"> </text:span><text:line-break/>       <text:span text:style-name="T5">+++ /usr/libexec/.chef-mysql-foo-wait-ready20230501-42030-ey89kd</text:span><text:span text:style-name="T2">        </text:span><text:span text:style-name="T5">2023-05-01 21:55:58.907044670 +0000</text:span><text:span text:style-name="T2"> </text:span><text:line-break/>       <text:span text:style-name="T5">@@ -1,30 +1,60 @@</text:span><text:span text:style-name="T2"> </text:span><text:line-break/>       <text:span text:style-name="T5">+#!/bin/sh</text:span><text:span text:style-name="T2"> </text:span><text:line-break/>       <text:span text:style-name="T5">+</text:span><text:span text:style-name="T2"> </text:span><text:line-break/>       <text:span text:style-name="T5">+daemon_pid="$1"</text:span><text:span text:style-name="T2"> </text:span><text:line-break/>       <text:span text:style-name="T5">+</text:span><text:span text:style-name="T2"> </text:span><text:line-break/>       <text:span text:style-name="T5">+# Wait for the server to come up or for the mysqld process to disappear</text:span><text:span text:style-name="T2"> </text:span><text:line-break/>       <text:span text:style-name="T5">+ret=0</text:span><text:span text:style-name="T2"> </text:span><text:line-break/>       <text:span text:style-name="T5">+while /bin/true; do</text:span><text:span text:style-name="T2"> </text:span><text:line-break/>       <text:span text:style-name="T5">+        RESPONSE=`/usr/bin/mysqladmin --no-defaults --socket="/run/mysql-foo/mysqld.sock" --user=UNKNOWN_MYSQL_USER ping 2&gt;&amp;1`</text:span><text:span text:style-name="T2"> </text:span><text:line-break/>       <text:span text:style-name="T5">+        mret=$?</text:span><text:span text:style-name="T2"> </text:span><text:line-break/>       <text:span text:style-name="T5">+        if [ $mret -eq 0 ]; then</text:span><text:span text:style-name="T2"> </text:span><text:line-break/>       <text:span text:style-name="T5">+            break</text:span><text:span text:style-name="T2"> </text:span><text:line-break/>       <text:span text:style-name="T5">+        fi</text:span><text:span text:style-name="T2"> </text:span><text:line-break/>       <text:span text:style-name="T5">+        # exit codes 1, 11 (EXIT_CANNOT_CONNECT_TO_SERVICE) are expected,</text:span><text:span text:style-name="T2"> </text:span><text:line-break/>       <text:span text:style-name="T5">+        # anything else suggests a configuration error</text:span><text:span text:style-name="T2"> </text:span><text:line-break/>       <text:span text:style-name="T5">+        if [ $mret -ne 1 -a $mret -ne 11 ]; then</text:span><text:span text:style-name="T2"> </text:span><text:line-break/>       <text:span text:style-name="T5">+            ret=1</text:span><text:span text:style-name="T2"> </text:span><text:line-break/>       <text:span text:style-name="T5">+            break</text:span><text:span text:style-name="T2"> </text:span><text:line-break/>       <text:span text:style-name="T5">+        fi</text:span><text:span text:style-name="T2"> </text:span><text:line-break/>       <text:span text:style-name="T5">+        # "Access denied" also means the server is alive</text:span><text:span text:style-name="T2"> </text:span><text:line-break/>       <text:span text:style-name="T5">+        echo "$RESPONSE" | grep -q "Access denied for user" &amp;&amp; break</text:span><text:span text:style-name="T2"> </text:span><text:line-break/>       <text:span text:style-name="T5">+</text:span><text:span text:style-name="T2"> </text:span><text:line-break/>       <text:span text:style-name="T5">+        # Check process still exists</text:span><text:span text:style-name="T2"> </text:span><text:line-break/>       <text:span text:style-name="T5">+        if ! /bin/kill -0 $daemon_pid 2&gt;/dev/null; then</text:span><text:span text:style-name="T2"> </text:span><text:line-break/>       <text:span text:style-name="T5">+            ret=1</text:span><text:span text:style-name="T2"> </text:span><text:line-break/>       <text:span text:style-name="T5">+            break</text:span><text:span text:style-name="T2"> </text:span><text:line-break/>       <text:span text:style-name="T5">+        fi</text:span><text:span text:style-name="T2"> </text:span><text:line-break/><text:soft-page-break/>       <text:span text:style-name="T5">+        sleep 1</text:span><text:span text:style-name="T2"> </text:span><text:line-break/>       <text:span text:style-name="T5">+done</text:span><text:span text:style-name="T2"> </text:span><text:line-break/>       <text:span text:style-name="T5">+</text:span><text:span text:style-name="T2"> </text:span><text:line-break/>       <text:span text:style-name="T5">+exit $ret</text:span><text:span text:style-name="T2">[2023-05-01T21:55:58+00:00] INFO: template[/usr/libexec/mysql-foo-wait-ready] owner changed to 0 </text:span><text:line-break/>[2023-05-01T21:55:58+00:00] INFO: template[/usr/libexec/mysql-foo-wait-ready] group changed to 0 <text:line-break/>[2023-05-01T21:55:58+00:00] INFO: template[/usr/libexec/mysql-foo-wait-ready] mode changed to 755 <text:line-break/><text:line-break/>       <text:span text:style-name="T4">- change mode from '' to '0755'</text:span><text:span text:style-name="T2"> </text:span><text:line-break/>       <text:span text:style-name="T4">- change owner from '' to 'root'</text:span><text:span text:style-name="T2"> </text:span><text:line-break/>       <text:span text:style-name="T4">- change group from '' to 'root'</text:span><text:span text:style-name="T2"> </text:span><text:line-break/>     * template[/etc/systemd/system/mysql-foo.service] action create[2023-05-01T21:55:58+00:00] INFO: Processing template[/etc/systemd/system/mysql-foo.service] action create (mysql::default line 42) <text:line-break/>[2023-05-01T21:55:58+00:00] INFO: template[/etc/systemd/system/mysql-foo.service] created file /etc/systemd/system/mysql-foo.service <text:line-break/><text:line-break/>       <text:span text:style-name="T4">- create new file /etc/systemd/system/mysql-foo.service</text:span><text:span text:style-name="T2">[2023-05-01T21:55:58+00:00] INFO: template[/etc/systemd/system/mysql-foo.service] updated file contents /etc/systemd/system/mysql-foo.service </text:span><text:line-break/><text:line-break/>       <text:span text:style-name="T4">- update content in file /etc/systemd/system/mysql-foo.service from none to 3ca2a5</text:span><text:span text:style-name="T2"> </text:span><text:line-break/>       <text:span text:style-name="T5">--- /etc/systemd/system/mysql-foo.service</text:span><text:span text:style-name="T2">       </text:span><text:span text:style-name="T5">2023-05-01 21:55:58.915044670 +0000</text:span><text:span text:style-name="T2"> </text:span><text:line-break/>       <text:span text:style-name="T5">+++ /etc/systemd/system/.chef-mysql-foo20230501-42030-5cub3.service</text:span><text:span text:style-name="T2">     </text:span><text:span text:style-name="T5">2023-05-01 21:55:58.915044670 +0000</text:span><text:span text:style-name="T2"> </text:span><text:line-break/>       <text:span text:style-name="T5">@@ -1,21 +1,42 @@</text:span><text:span text:style-name="T2"> </text:span><text:line-break/>       <text:span text:style-name="T5">+[Unit]</text:span><text:span text:style-name="T2"> </text:span><text:line-break/>       <text:span text:style-name="T5">+Description=mysql_service[mysql-foo]</text:span><text:span text:style-name="T2"> </text:span><text:line-break/>       <text:span text:style-name="T5">+After=syslog.target</text:span><text:span text:style-name="T2"> </text:span><text:line-break/>       <text:span text:style-name="T5">+After=network.target</text:span><text:span text:style-name="T2"> </text:span><text:line-break/>       <text:span text:style-name="T5">+</text:span><text:span text:style-name="T2"> </text:span><text:line-break/>       <text:span text:style-name="T5">+[Service]</text:span><text:span text:style-name="T2"> </text:span><text:line-break/>       <text:span text:style-name="T5">+Type=simple</text:span><text:span text:style-name="T2"> </text:span><text:line-break/>       <text:span text:style-name="T5">+User=mysql</text:span><text:span text:style-name="T2"> </text:span><text:line-break/>       <text:span text:style-name="T5">+Group=mysql</text:span><text:span text:style-name="T2"> </text:span><text:line-break/>       <text:span text:style-name="T5">+PermissionsStartOnly=true</text:span><text:span text:style-name="T2"> </text:span><text:line-break/>       <text:span text:style-name="T5">+ExecStartPre=/usr/share/mysql/mysql-systemd-start pre</text:span><text:span text:style-name="T2"> </text:span><text:line-break/><text:soft-page-break/>       <text:span text:style-name="T5">+</text:span><text:span text:style-name="T2"> </text:span><text:line-break/>       <text:span text:style-name="T5">+ExecStart=/usr/sbin/mysqld --defaults-file=/etc/mysql-foo/my.cnf --basedir=/usr</text:span><text:span text:style-name="T2"> </text:span><text:line-break/>       <text:span text:style-name="T5">+ExecStartPost=/usr/share/mysql/mysql-systemd-start</text:span><text:span text:style-name="T2"> </text:span><text:line-break/>       <text:span text:style-name="T5">+TimeoutSec=300</text:span><text:span text:style-name="T2"> </text:span><text:line-break/>       <text:span text:style-name="T5">+Restart=on-failure</text:span><text:span text:style-name="T2"> </text:span><text:line-break/>       <text:span text:style-name="T5">+RuntimeDirectory=mysqld</text:span><text:span text:style-name="T2"> </text:span><text:line-break/>       <text:span text:style-name="T5">+RuntimeDirectoryMode=755</text:span><text:span text:style-name="T2"> </text:span><text:line-break/>       <text:span text:style-name="T5">+</text:span><text:span text:style-name="T2"> </text:span><text:line-break/>       <text:span text:style-name="T5">+[Install]</text:span><text:span text:style-name="T2"> </text:span><text:line-break/>       <text:span text:style-name="T5">+WantedBy=multi-user.target</text:span><text:span text:style-name="T2">[2023-05-01T21:55:58+00:00] INFO: template[/etc/systemd/system/mysql-foo.service] owner changed to 0 </text:span><text:line-break/>[2023-05-01T21:55:58+00:00] INFO: template[/etc/systemd/system/mysql-foo.service] group changed to 0 <text:line-break/>[2023-05-01T21:55:58+00:00] INFO: template[/etc/systemd/system/mysql-foo.service] mode changed to 644 <text:line-break/><text:line-break/>       <text:span text:style-name="T4">- change mode from '' to '0644'</text:span><text:span text:style-name="T2"> </text:span><text:line-break/>       <text:span text:style-name="T4">- change owner from '' to 'root'</text:span><text:span text:style-name="T2"> </text:span><text:line-break/>       <text:span text:style-name="T4">- change group from '' to 'root'</text:span><text:span text:style-name="T2"> </text:span><text:line-break/>     * execute[foo systemctl daemon-reload] action nothing[2023-05-01T21:55:58+00:00] INFO: Processing execute[foo systemctl daemon-reload] action nothing (mysql::default line 62) <text:line-break/>(skipped due to action :nothing) <text:line-break/>[2023-05-01T21:55:58+00:00] INFO: execute[foo systemctl daemon-reload] sent run action to execute[foo systemctl daemon-reload] (immediate at declaration time) <text:line-break/>     * execute[foo systemctl daemon-reload] action run[2023-05-01T21:55:58+00:00] INFO: Processing execute[foo systemctl daemon-reload] action run (mysql::default line 62) <text:line-break/>[2023-05-01T21:55:59+00:00] INFO: execute[foo systemctl daemon-reload] ran successfully <text:line-break/><text:line-break/>       <text:span text:style-name="T4">- execute /bin/systemctl daemon-reload</text:span><text:span text:style-name="T2"> </text:span><text:line-break/>     * template[/usr/lib/tmpfiles.d/mysql-foo.conf] action create[2023-05-01T21:55:59+00:00] INFO: Processing template[/usr/lib/tmpfiles.d/mysql-foo.conf] action create (mysql::default line 68) <text:line-break/>[2023-05-01T21:55:59+00:00] INFO: template[/usr/lib/tmpfiles.d/mysql-foo.conf] created file /usr/lib/tmpfiles.d/mysql-foo.conf <text:line-break/><text:soft-page-break/><text:line-break/>       <text:span text:style-name="T4">- create new file /usr/lib/tmpfiles.d/mysql-foo.conf</text:span><text:span text:style-name="T2">[2023-05-01T21:55:59+00:00] INFO: template[/usr/lib/tmpfiles.d/mysql-foo.conf] updated file contents /usr/lib/tmpfiles.d/mysql-foo.conf </text:span><text:line-break/><text:line-break/>       <text:span text:style-name="T4">- update content in file /usr/lib/tmpfiles.d/mysql-foo.conf from none to 0e577e</text:span><text:span text:style-name="T2"> </text:span><text:line-break/>       <text:span text:style-name="T5">--- /usr/lib/tmpfiles.d/mysql-foo.conf</text:span><text:span text:style-name="T2">  </text:span><text:span text:style-name="T5">2023-05-01 21:55:59.091044666 +0000</text:span><text:span text:style-name="T2"> </text:span><text:line-break/>       <text:span text:style-name="T5">+++ /usr/lib/tmpfiles.d/.chef-mysql-foo20230501-42030-phmtwp.conf</text:span><text:span text:style-name="T2">       </text:span><text:span text:style-name="T5">2023-05-01 21:55:59.087044666 +0000</text:span><text:span text:style-name="T2"> </text:span><text:line-break/>       <text:span text:style-name="T5">@@ -1 +1,2 @@</text:span><text:span text:style-name="T2"> </text:span><text:line-break/>       <text:span text:style-name="T5">+d /run/mysql-foo 0755 mysql mysql -</text:span><text:span text:style-name="T2">[2023-05-01T21:55:59+00:00] INFO: template[/usr/lib/tmpfiles.d/mysql-foo.conf] owner changed to 0 </text:span><text:line-break/>[2023-05-01T21:55:59+00:00] INFO: template[/usr/lib/tmpfiles.d/mysql-foo.conf] group changed to 0 <text:line-break/>[2023-05-01T21:55:59+00:00] INFO: template[/usr/lib/tmpfiles.d/mysql-foo.conf] mode changed to 644 <text:line-break/><text:line-break/>       <text:span text:style-name="T4">- change mode from '' to '0644'</text:span><text:span text:style-name="T2"> </text:span><text:line-break/>       <text:span text:style-name="T4">- change owner from '' to 'root'</text:span><text:span text:style-name="T2"> </text:span><text:line-break/>       <text:span text:style-name="T4">- change group from '' to 'root'</text:span><text:span text:style-name="T2"> </text:span><text:line-break/>     * service[mysql-foo] action enable[2023-05-01T21:55:59+00:00] INFO: Processing service[mysql-foo] action enable (mysql::default line 84) <text:line-break/>[2023-05-01T21:55:59+00:00] INFO: service[mysql-foo] enabled <text:line-break/><text:line-break/>       <text:span text:style-name="T4">- enable service service[mysql-foo]</text:span><text:span text:style-name="T2"> </text:span><text:line-break/>     * service[mysql-foo] action start[2023-05-01T21:55:59+00:00] INFO: Processing service[mysql-foo] action start (mysql::default line 84) <text:line-break/>[2023-05-01T21:55:59+00:00] INFO: service[mysql-foo] started <text:line-break/><text:line-break/>       <text:span text:style-name="T4">- start service service[mysql-foo]</text:span><text:span text:style-name="T2"> </text:span><text:line-break/>    <text:line-break/>  <text:line-break/>[2023-05-01T21:55:59+00:00] INFO: Chef Infra Client Run complete in 45.402269101 seconds <text:line-break/><text:line-break/>Running handlers: <text:line-break/>[2023-05-01T21:55:59+00:00] INFO: Running report handlers <text:line-break/>Running handlers complete <text:line-break/><text:soft-page-break/>[2023-05-01T21:55:59+00:00] INFO: Report handlers complete <text:line-break/>Infra Phase complete, 29/39 resources updated in 46 seconds <text:line-break/><text:span text:style-name="T1">vagrant@client</text:span><text:span text:style-name="T2">:</text:span><text:span text:style-name="T3">~/.chef</text:span><text:span text:style-name="T2">$ mysql </text:span><text:line-break/>ERROR 2002 (HY000): Can't connect to local MySQL server through socket '/var/run/mysqld/mysqld.sock' (2) <text:line-break/><text:span text:style-name="T1">vagrant@client</text:span><text:span text:style-name="T2">:</text:span><text:span text:style-name="T3">~/.chef</text:span><text:span text:style-name="T2">$ mysqld </text:span><text:line-break/>2023-05-01T21:56:55.801320Z 0 [Warning] [MY-010091] [Server] Can't create test file /var/lib/mysql/mysqld_tmp_file_case_insensitive_test.lower-test <text:line-break/>2023-05-01T21:56:55.801367Z 0 [System] [MY-010116] [Server] /usr/sbin/mysqld (mysqld 8.0.32-0ubuntu0.20.04.2) starting as process 55089 <text:line-break/>2023-05-01T21:56:55.802982Z 0 [Warning] [MY-010091] [Server] Can't create test file /var/lib/mysql/mysqld_tmp_file_case_insensitive_test.lower-test <text:line-break/>2023-05-01T21:56:55.802988Z 0 [Warning] [MY-010159] [Server] Setting lower_case_table_names=2 because file system for /var/lib/mysql/ is case insensitive <text:line-break/>2023-05-01T21:56:55.803127Z 0 [Warning] [MY-010122] [Server] One can only use the --user switch if running as root <text:line-break/>2023-05-01T21:56:55.803136Z 0 [ERROR] [MY-013276] [Server] Failed to set datadir to '/var/lib/mysql/' (OS errno: 13 - Permission denied) <text:line-break/>2023-05-01T21:56:55.803403Z 0 [ERROR] [MY-010119] [Server] Aborting <text:line-break/>2023-05-01T21:56:55.803513Z 0 [System] [MY-010910] [Server] /usr/sbin/mysqld: Shutdown complete (mysqld 8.0.32-0ubuntu0.20.04.2)  (Ubuntu). <text:line-break/><text:span text:style-name="T1">vagrant@client</text:span><text:span text:style-name="T2">:</text:span><text:span text:style-name="T3">~/.chef</text:span><text:span text:style-name="T2">$ sudo mysql </text:span><text:line-break/>ERROR 2002 (HY000): Can't connect to local MySQL server through socket '/var/run/mysqld/mysqld.sock' (2)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2T00:58:37.871108945</dc:date>
    <meta:editing-duration>PT2S</meta:editing-duration>
    <meta:editing-cycles>1</meta:editing-cycles>
    <meta:document-statistic meta:table-count="0" meta:image-count="0" meta:object-count="0" meta:page-count="15" meta:paragraph-count="1" meta:word-count="2139" meta:character-count="25664" meta:non-whitespace-character-count="20886"/>
    <meta:generator>LibreOffice/7.3.7.2$Linux_X86_64 LibreOffice_project/30$Build-2</meta:generator>
  </office:meta>
</office:document-meta>
</file>